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350e" officeooo:paragraph-rsid="001b350e" style:font-weight-asian="bold" style:font-weight-complex="bold"/>
    </style:style>
    <style:style style:name="P2" style:family="paragraph" style:parent-style-name="Standard">
      <style:paragraph-properties fo:text-align="start" style:justify-single-word="false"/>
      <style:text-properties fo:font-weight="bold" officeooo:rsid="001d320d" officeooo:paragraph-rsid="001d320d" style:font-weight-asian="bold" style:font-weight-complex="bold"/>
    </style:style>
    <style:style style:name="P3" style:family="paragraph" style:parent-style-name="Standard">
      <style:paragraph-properties fo:text-align="start" style:justify-single-word="false"/>
      <style:text-properties fo:font-weight="bold" officeooo:rsid="002b3050" officeooo:paragraph-rsid="002b3050" style:font-weight-asian="bold" style:font-weight-complex="bold"/>
    </style:style>
    <style:style style:name="P4" style:family="paragraph" style:parent-style-name="Standard">
      <style:paragraph-properties fo:text-align="start" style:justify-single-word="false"/>
      <style:text-properties fo:font-weight="bold" officeooo:rsid="002b3050" officeooo:paragraph-rsid="00345f89" style:font-weight-asian="bold" style:font-weight-complex="bold"/>
    </style:style>
    <style:style style:name="P5" style:family="paragraph" style:parent-style-name="Standard">
      <style:paragraph-properties fo:text-align="start" style:justify-single-word="false"/>
      <style:text-properties fo:font-weight="bold" officeooo:rsid="002b3050" officeooo:paragraph-rsid="0035e606" style:font-weight-asian="bold" style:font-weight-complex="bold"/>
    </style:style>
    <style:style style:name="P6" style:family="paragraph" style:parent-style-name="Standard">
      <style:paragraph-properties fo:text-align="start" style:justify-single-word="false"/>
      <style:text-properties fo:font-weight="bold" officeooo:rsid="0044d874" officeooo:paragraph-rsid="0044d874" style:font-weight-asian="bold" style:font-weight-complex="bold"/>
    </style:style>
    <style:style style:name="P7" style:family="paragraph" style:parent-style-name="Standard">
      <style:paragraph-properties fo:text-align="start" style:justify-single-word="false"/>
      <style:text-properties fo:font-weight="normal" officeooo:rsid="001d320d" officeooo:paragraph-rsid="0021bdb3" style:font-weight-asian="normal" style:font-weight-complex="normal"/>
    </style:style>
    <style:style style:name="P8" style:family="paragraph" style:parent-style-name="Standard">
      <style:paragraph-properties fo:text-align="start" style:justify-single-word="false"/>
      <style:text-properties fo:font-weight="normal" officeooo:rsid="001d320d" officeooo:paragraph-rsid="0023b4ee" style:font-weight-asian="normal" style:font-weight-complex="normal"/>
    </style:style>
    <style:style style:name="P9" style:family="paragraph" style:parent-style-name="Standard">
      <style:paragraph-properties fo:text-align="start" style:justify-single-word="false"/>
      <style:text-properties fo:font-weight="normal" officeooo:rsid="001d320d" officeooo:paragraph-rsid="00247695" style:font-weight-asian="normal" style:font-weight-complex="normal"/>
    </style:style>
    <style:style style:name="P10" style:family="paragraph" style:parent-style-name="Standard">
      <style:paragraph-properties fo:text-align="start" style:justify-single-word="false"/>
      <style:text-properties fo:font-weight="normal" officeooo:rsid="001d320d" officeooo:paragraph-rsid="002b3050" style:font-weight-asian="normal" style:font-weight-complex="normal"/>
    </style:style>
    <style:style style:name="P11" style:family="paragraph" style:parent-style-name="Standard">
      <style:paragraph-properties fo:text-align="start" style:justify-single-word="false"/>
      <style:text-properties fo:font-weight="normal" officeooo:rsid="001d320d" officeooo:paragraph-rsid="0030b9fb" style:font-weight-asian="normal" style:font-weight-complex="normal"/>
    </style:style>
    <style:style style:name="P12" style:family="paragraph" style:parent-style-name="Standard">
      <style:paragraph-properties fo:text-align="start" style:justify-single-word="false"/>
      <style:text-properties fo:font-weight="normal" officeooo:rsid="00436ac6" officeooo:paragraph-rsid="00436ac6" style:font-weight-asian="normal" style:font-weight-complex="normal"/>
    </style:style>
    <style:style style:name="P13" style:family="paragraph" style:parent-style-name="Standard">
      <style:paragraph-properties fo:text-align="start" style:justify-single-word="false"/>
      <style:text-properties fo:font-style="normal" fo:font-weight="normal" officeooo:rsid="0028781a" officeooo:paragraph-rsid="00247695"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weight="normal" officeooo:rsid="0046be2c" officeooo:paragraph-rsid="004abf1b" style:font-weight-asian="normal" style:font-weight-complex="normal"/>
    </style:style>
    <style:style style:name="P15" style:family="paragraph" style:parent-style-name="Standard">
      <style:paragraph-properties fo:text-align="start" style:justify-single-word="false"/>
      <style:text-properties fo:font-weight="normal" officeooo:rsid="003b07df" officeooo:paragraph-rsid="004abf1b" style:font-weight-asian="normal" style:font-weight-complex="normal"/>
    </style:style>
    <style:style style:name="P16" style:family="paragraph" style:parent-style-name="Standard">
      <style:paragraph-properties fo:text-align="start" style:justify-single-word="false"/>
      <style:text-properties fo:font-weight="normal" officeooo:rsid="003cb891" officeooo:paragraph-rsid="004abf1b" style:font-weight-asian="normal" style:font-weight-complex="normal"/>
    </style:style>
    <style:style style:name="P17" style:family="paragraph" style:parent-style-name="Standard">
      <style:paragraph-properties fo:text-align="start" style:justify-single-word="false"/>
      <style:text-properties fo:font-weight="normal" officeooo:rsid="003d23b3" officeooo:paragraph-rsid="004abf1b" style:font-weight-asian="normal" style:font-weight-complex="normal"/>
    </style:style>
    <style:style style:name="P18" style:family="paragraph" style:parent-style-name="Standard">
      <style:paragraph-properties fo:text-align="start" style:justify-single-word="false"/>
      <style:text-properties fo:font-weight="normal" officeooo:rsid="00436ac6" officeooo:paragraph-rsid="004abf1b" style:font-weight-asian="normal" style:font-weight-complex="normal"/>
    </style:style>
    <style:style style:name="P19" style:family="paragraph" style:parent-style-name="Standard">
      <style:paragraph-properties fo:text-align="start" style:justify-single-word="false"/>
      <style:text-properties fo:font-weight="normal" officeooo:rsid="00436ac6" officeooo:paragraph-rsid="00436ac6" style:font-weight-asian="normal" style:font-weight-complex="normal"/>
    </style:style>
    <style:style style:name="P20" style:family="paragraph" style:parent-style-name="Standard">
      <style:paragraph-properties fo:text-align="start" style:justify-single-word="false"/>
      <style:text-properties fo:font-weight="normal" officeooo:rsid="0057ee58" officeooo:paragraph-rsid="0057ee58" style:font-weight-asian="normal" style:font-weight-complex="normal"/>
    </style:style>
    <style:style style:name="P21" style:family="paragraph" style:parent-style-name="Standard">
      <style:paragraph-properties fo:text-align="start" style:justify-single-word="false"/>
      <style:text-properties fo:font-weight="bold" officeooo:rsid="0035e606" officeooo:paragraph-rsid="0049ffc0" style:font-weight-asian="bold" style:font-weight-complex="bold"/>
    </style:style>
    <style:style style:name="P22" style:family="paragraph" style:parent-style-name="Standard">
      <style:paragraph-properties fo:text-align="start" style:justify-single-word="false"/>
      <style:text-properties fo:font-weight="bold" officeooo:rsid="0035e606" officeooo:paragraph-rsid="004abf1b" style:font-weight-asian="bold" style:font-weight-complex="bold"/>
    </style:style>
    <style:style style:name="P23" style:family="paragraph" style:parent-style-name="Standard">
      <style:paragraph-properties fo:text-align="start" style:justify-single-word="false"/>
      <style:text-properties fo:font-weight="bold" officeooo:rsid="0049ffc0" officeooo:paragraph-rsid="0049ffc0" style:font-weight-asian="bold" style:font-weight-complex="bold"/>
    </style:style>
    <style:style style:name="P24" style:family="paragraph" style:parent-style-name="Standard">
      <style:paragraph-properties fo:text-align="start" style:justify-single-word="false"/>
      <style:text-properties fo:font-weight="bold" officeooo:rsid="004abf1b" officeooo:paragraph-rsid="004abf1b" style:font-weight-asian="bold" style:font-weight-complex="bold"/>
    </style:style>
    <style:style style:name="P25" style:family="paragraph" style:parent-style-name="Standard">
      <style:paragraph-properties fo:text-align="start" style:justify-single-word="false"/>
      <style:text-properties fo:font-weight="bold" officeooo:rsid="003b07df" officeooo:paragraph-rsid="004abf1b" style:font-weight-asian="bold" style:font-weight-complex="bold"/>
    </style:style>
    <style:style style:name="P26" style:family="paragraph" style:parent-style-name="Standard">
      <style:paragraph-properties fo:text-align="start" style:justify-single-word="false"/>
      <style:text-properties fo:font-weight="bold" officeooo:rsid="004b8d36" officeooo:paragraph-rsid="004b8d36" style:font-weight-asian="bold" style:font-weight-complex="bold"/>
    </style:style>
    <style:style style:name="P27" style:family="paragraph" style:parent-style-name="Standard">
      <style:paragraph-properties fo:text-align="start" style:justify-single-word="false"/>
      <style:text-properties fo:font-weight="bold" officeooo:rsid="00511796" officeooo:paragraph-rsid="00511796" style:font-weight-asian="bold" style:font-weight-complex="bold"/>
    </style:style>
    <style:style style:name="P28" style:family="paragraph" style:parent-style-name="Standard">
      <style:paragraph-properties fo:text-align="start" style:justify-single-word="false"/>
      <style:text-properties fo:font-weight="bold" officeooo:rsid="00511796" officeooo:paragraph-rsid="0051e83d" style:font-weight-asian="bold" style:font-weight-complex="bold"/>
    </style:style>
    <style:style style:name="P29" style:family="paragraph" style:parent-style-name="Standard">
      <style:paragraph-properties fo:text-align="start" style:justify-single-word="false"/>
      <style:text-properties fo:font-weight="bold" officeooo:rsid="0051e83d" officeooo:paragraph-rsid="0051e83d" style:font-weight-asian="bold" style:font-weight-complex="bold"/>
    </style:style>
    <style:style style:name="P30" style:family="paragraph" style:parent-style-name="Standard">
      <style:paragraph-properties fo:text-align="start" style:justify-single-word="false"/>
      <style:text-properties fo:font-weight="bold" officeooo:rsid="0055b8c0" officeooo:paragraph-rsid="0055b8c0" style:font-weight-asian="bold" style:font-weight-complex="bold"/>
    </style:style>
    <style:style style:name="P31" style:family="paragraph" style:parent-style-name="Standard">
      <style:paragraph-properties fo:text-align="start" style:justify-single-word="false"/>
      <style:text-properties fo:font-weight="bold" officeooo:rsid="0055b8c0" officeooo:paragraph-rsid="0056a179" style:font-weight-asian="bold" style:font-weight-complex="bold"/>
    </style:style>
    <style:style style:name="P32" style:family="paragraph" style:parent-style-name="Standard">
      <style:paragraph-properties fo:text-align="start" style:justify-single-word="false"/>
      <style:text-properties fo:font-weight="bold" officeooo:rsid="0057ee58" officeooo:paragraph-rsid="0057ee58" style:font-weight-asian="bold" style:font-weight-complex="bold"/>
    </style:style>
    <style:style style:name="T1" style:family="text">
      <style:text-properties officeooo:rsid="001e1dcf"/>
    </style:style>
    <style:style style:name="T2" style:family="text">
      <style:text-properties officeooo:rsid="001ef9d2"/>
    </style:style>
    <style:style style:name="T3" style:family="text">
      <style:text-properties officeooo:rsid="0020a4b1"/>
    </style:style>
    <style:style style:name="T4" style:family="text">
      <style:text-properties officeooo:rsid="00219896"/>
    </style:style>
    <style:style style:name="T5" style:family="text">
      <style:text-properties officeooo:rsid="0021bdb3"/>
    </style:style>
    <style:style style:name="T6" style:family="text">
      <style:text-properties officeooo:rsid="00239c71"/>
    </style:style>
    <style:style style:name="T7" style:family="text">
      <style:text-properties fo:font-style="italic" officeooo:rsid="00239c71" style:font-style-asian="italic" style:font-style-complex="italic"/>
    </style:style>
    <style:style style:name="T8" style:family="text">
      <style:text-properties fo:font-style="normal" officeooo:rsid="00239c71" style:font-style-asian="normal" style:font-style-complex="normal"/>
    </style:style>
    <style:style style:name="T9" style:family="text">
      <style:text-properties fo:font-style="normal" officeooo:rsid="0023b4ee" style:font-style-asian="normal" style:font-style-complex="normal"/>
    </style:style>
    <style:style style:name="T10" style:family="text">
      <style:text-properties fo:font-style="normal" officeooo:rsid="00247695" style:font-style-asian="normal" style:font-style-complex="normal"/>
    </style:style>
    <style:style style:name="T11" style:family="text">
      <style:text-properties fo:font-style="normal" officeooo:rsid="00262200" style:font-style-asian="normal" style:font-style-complex="normal"/>
    </style:style>
    <style:style style:name="T12" style:family="text">
      <style:text-properties fo:font-style="normal" officeooo:rsid="002698c2" style:font-style-asian="normal" style:font-style-complex="normal"/>
    </style:style>
    <style:style style:name="T13" style:family="text">
      <style:text-properties fo:font-style="normal" officeooo:rsid="0028781a" style:font-style-asian="normal" style:font-style-complex="normal"/>
    </style:style>
    <style:style style:name="T14" style:family="text">
      <style:text-properties fo:font-style="normal" officeooo:rsid="002ec88c" style:font-style-asian="normal" style:font-style-complex="normal"/>
    </style:style>
    <style:style style:name="T15" style:family="text">
      <style:text-properties fo:font-style="normal" officeooo:rsid="0030b9fb" style:font-style-asian="normal" style:font-style-complex="normal"/>
    </style:style>
    <style:style style:name="T16" style:family="text">
      <style:text-properties fo:font-style="normal" officeooo:rsid="00496242" style:font-style-asian="normal" style:font-style-complex="normal"/>
    </style:style>
    <style:style style:name="T17" style:family="text">
      <style:text-properties fo:font-style="normal" officeooo:rsid="00498e47" style:font-style-asian="normal" style:font-style-complex="normal"/>
    </style:style>
    <style:style style:name="T18" style:family="text">
      <style:text-properties officeooo:rsid="0023b4ee"/>
    </style:style>
    <style:style style:name="T19" style:family="text">
      <style:text-properties officeooo:rsid="002ec88c"/>
    </style:style>
    <style:style style:name="T20" style:family="text">
      <style:text-properties fo:font-weight="normal" style:font-weight-asian="normal" style:font-weight-complex="normal"/>
    </style:style>
    <style:style style:name="T21" style:family="text">
      <style:text-properties fo:font-weight="normal" officeooo:rsid="0030b9fb" style:font-weight-asian="normal" style:font-weight-complex="normal"/>
    </style:style>
    <style:style style:name="T22" style:family="text">
      <style:text-properties fo:font-weight="normal" officeooo:rsid="0032116e" style:font-weight-asian="normal" style:font-weight-complex="normal"/>
    </style:style>
    <style:style style:name="T23" style:family="text">
      <style:text-properties fo:font-weight="normal" officeooo:rsid="0033cde2" style:font-weight-asian="normal" style:font-weight-complex="normal"/>
    </style:style>
    <style:style style:name="T24" style:family="text">
      <style:text-properties fo:font-weight="normal" officeooo:rsid="00345f89" style:font-weight-asian="normal" style:font-weight-complex="normal"/>
    </style:style>
    <style:style style:name="T25" style:family="text">
      <style:text-properties fo:font-weight="normal" officeooo:rsid="00346c46" style:font-weight-asian="normal" style:font-weight-complex="normal"/>
    </style:style>
    <style:style style:name="T26" style:family="text">
      <style:text-properties fo:font-weight="normal" officeooo:rsid="00348b39" style:font-weight-asian="normal" style:font-weight-complex="normal"/>
    </style:style>
    <style:style style:name="T27" style:family="text">
      <style:text-properties fo:font-weight="normal" officeooo:rsid="0035e606" style:font-weight-asian="normal" style:font-weight-complex="normal"/>
    </style:style>
    <style:style style:name="T28" style:family="text">
      <style:text-properties fo:font-weight="normal" officeooo:rsid="0037d74b" style:font-weight-asian="normal" style:font-weight-complex="normal"/>
    </style:style>
    <style:style style:name="T29" style:family="text">
      <style:text-properties fo:font-weight="normal" officeooo:rsid="0039387e" style:font-weight-asian="normal" style:font-weight-complex="normal"/>
    </style:style>
    <style:style style:name="T30" style:family="text">
      <style:text-properties fo:font-weight="normal" officeooo:rsid="003b07df" style:font-weight-asian="normal" style:font-weight-complex="normal"/>
    </style:style>
    <style:style style:name="T31" style:family="text">
      <style:text-properties fo:font-weight="normal" officeooo:rsid="003c4cc8" style:font-weight-asian="normal" style:font-weight-complex="normal"/>
    </style:style>
    <style:style style:name="T32" style:family="text">
      <style:text-properties fo:font-weight="normal" officeooo:rsid="003cb891" style:font-weight-asian="normal" style:font-weight-complex="normal"/>
    </style:style>
    <style:style style:name="T33" style:family="text">
      <style:text-properties fo:font-weight="normal" officeooo:rsid="003d23b3" style:font-weight-asian="normal" style:font-weight-complex="normal"/>
    </style:style>
    <style:style style:name="T34" style:family="text">
      <style:text-properties fo:font-weight="normal" officeooo:rsid="003d3c02" style:font-weight-asian="normal" style:font-weight-complex="normal"/>
    </style:style>
    <style:style style:name="T35" style:family="text">
      <style:text-properties fo:font-weight="normal" officeooo:rsid="003f31fe" style:font-weight-asian="normal" style:font-weight-complex="normal"/>
    </style:style>
    <style:style style:name="T36" style:family="text">
      <style:text-properties fo:font-weight="normal" officeooo:rsid="00403a47" style:font-weight-asian="normal" style:font-weight-complex="normal"/>
    </style:style>
    <style:style style:name="T37" style:family="text">
      <style:text-properties fo:font-weight="normal" officeooo:rsid="004144fa" style:font-weight-asian="normal" style:font-weight-complex="normal"/>
    </style:style>
    <style:style style:name="T38" style:family="text">
      <style:text-properties fo:font-weight="normal" officeooo:rsid="0041d5c8" style:font-weight-asian="normal" style:font-weight-complex="normal"/>
    </style:style>
    <style:style style:name="T39" style:family="text">
      <style:text-properties fo:font-weight="normal" officeooo:rsid="0042cd9e" style:font-weight-asian="normal" style:font-weight-complex="normal"/>
    </style:style>
    <style:style style:name="T40" style:family="text">
      <style:text-properties fo:font-weight="normal" officeooo:rsid="00436ac6" style:font-weight-asian="normal" style:font-weight-complex="normal"/>
    </style:style>
    <style:style style:name="T41" style:family="text">
      <style:text-properties fo:font-weight="normal" officeooo:rsid="0044d874" style:font-weight-asian="normal" style:font-weight-complex="normal"/>
    </style:style>
    <style:style style:name="T42" style:family="text">
      <style:text-properties fo:font-weight="normal" officeooo:rsid="00489eb5" style:font-weight-asian="normal" style:font-weight-complex="normal"/>
    </style:style>
    <style:style style:name="T43" style:family="text">
      <style:text-properties fo:font-weight="normal" officeooo:rsid="00498e47" style:font-weight-asian="normal" style:font-weight-complex="normal"/>
    </style:style>
    <style:style style:name="T44" style:family="text">
      <style:text-properties fo:font-weight="normal" officeooo:rsid="0049ffc0" style:font-weight-asian="normal" style:font-weight-complex="normal"/>
    </style:style>
    <style:style style:name="T45" style:family="text">
      <style:text-properties fo:font-weight="normal" officeooo:rsid="004abf1b" style:font-weight-asian="normal" style:font-weight-complex="normal"/>
    </style:style>
    <style:style style:name="T46" style:family="text">
      <style:text-properties fo:font-weight="normal" officeooo:rsid="004ae0a5" style:font-weight-asian="normal" style:font-weight-complex="normal"/>
    </style:style>
    <style:style style:name="T47" style:family="text">
      <style:text-properties fo:font-weight="normal" officeooo:rsid="004b8d36" style:font-weight-asian="normal" style:font-weight-complex="normal"/>
    </style:style>
    <style:style style:name="T48" style:family="text">
      <style:text-properties fo:font-weight="normal" officeooo:rsid="004bd684" style:font-weight-asian="normal" style:font-weight-complex="normal"/>
    </style:style>
    <style:style style:name="T49" style:family="text">
      <style:text-properties fo:font-weight="normal" officeooo:rsid="0051e83d" style:font-weight-asian="normal" style:font-weight-complex="normal"/>
    </style:style>
    <style:style style:name="T50" style:family="text">
      <style:text-properties fo:font-weight="normal" officeooo:rsid="00534b28" style:font-weight-asian="normal" style:font-weight-complex="normal"/>
    </style:style>
    <style:style style:name="T51" style:family="text">
      <style:text-properties fo:font-weight="normal" officeooo:rsid="005416d2" style:font-weight-asian="normal" style:font-weight-complex="normal"/>
    </style:style>
    <style:style style:name="T52" style:family="text">
      <style:text-properties fo:font-weight="normal" officeooo:rsid="0055b8c0" style:font-weight-asian="normal" style:font-weight-complex="normal"/>
    </style:style>
    <style:style style:name="T53" style:family="text">
      <style:text-properties fo:font-weight="normal" officeooo:rsid="0056a179" style:font-weight-asian="normal" style:font-weight-complex="normal"/>
    </style:style>
    <style:style style:name="T54" style:family="text">
      <style:text-properties fo:font-weight="normal" officeooo:rsid="0057ee58" style:font-weight-asian="normal" style:font-weight-complex="normal"/>
    </style:style>
    <style:style style:name="T55" style:family="text">
      <style:text-properties officeooo:rsid="0044d874"/>
    </style:style>
    <style:style style:name="T56" style:family="text">
      <style:text-properties fo:font-weight="bold" officeooo:rsid="004abf1b" style:font-weight-asian="bold" style:font-weight-complex="bold"/>
    </style:style>
    <style:style style:name="T57" style:family="text">
      <style:text-properties fo:font-weight="bold" officeooo:rsid="0044d874" style:font-weight-asian="bold" style:font-weight-complex="bold"/>
    </style:style>
    <style:style style:name="T58" style:family="text">
      <style:text-properties officeooo:rsid="004abf1b"/>
    </style:style>
    <style:style style:name="T59" style:family="text">
      <style:text-properties officeooo:rsid="004b8d36"/>
    </style:style>
    <style:style style:name="T60" style:family="text">
      <style:text-properties officeooo:rsid="004bd684"/>
    </style:style>
    <style:style style:name="T61" style:family="text">
      <style:text-properties officeooo:rsid="004c0e34"/>
    </style:style>
    <style:style style:name="T62" style:family="text">
      <style:text-properties officeooo:rsid="004e00d1"/>
    </style:style>
    <style:style style:name="T63" style:family="text">
      <style:text-properties officeooo:rsid="004f3636"/>
    </style:style>
    <style:style style:name="T64" style:family="text">
      <style:text-properties officeooo:rsid="00511796"/>
    </style:style>
    <style:style style:name="T65" style:family="text">
      <style:text-properties officeooo:rsid="005416d2"/>
    </style:style>
    <style:style style:name="T66" style:family="text">
      <style:text-properties officeooo:rsid="0055b8c0"/>
    </style:style>
    <style:style style:name="T67" style:family="text">
      <style:text-properties officeooo:rsid="0056a1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L AND METHODS</text:p>
      <text:p text:style-name="P1"/>
      <text:p text:style-name="P1"/>
      <text:p text:style-name="P2">3- VARIABLE TRANSFER MODELS</text:p>
      <text:p text:style-name="P2"/>
      <text:p text:style-name="P3">A) V2V</text:p>
      <text:p text:style-name="P10"><text:span text:style-name="T1"><text:tab/>Variable to Variable transfer is a regular problem for multivariate time-</text:span><text:span text:style-name="T3">varying (MTVD) </text:span><text:span text:style-name="T1">data </text:span><text:span text:style-name="T2">analysis. </text:span><text:span text:style-name="T4">Recently the increase in speed at which real time data is produced has made it more important to solve it. Because I/O bandwidth and storage limitations could no longer match this speed, </text:span><text:span text:style-name="T5">in some cases it became</text:span><text:span text:style-name="T4"> more efficient to read and store data </text:span><text:span text:style-name="T5">sparsely</text:span><text:span text:style-name="T4"> </text:span><text:span text:style-name="T5">and</text:span><text:span text:style-name="T4"> then compute missing variable </text:span><text:span text:style-name="T5">sequences </text:span><text:span text:style-name="T4">via extrapolation. </text:span></text:p>
      <text:p text:style-name="P8"><text:span text:style-name="T4"><text:tab/></text:span><text:span text:style-name="T5">A deep learning framework named V2V was proposed by Han et al. as a</text:span><text:span text:style-name="T2"> </text:span><text:span text:style-name="T5">possible </text:span><text:span text:style-name="T2">solution </text:span><text:span text:style-name="T5">to this problem.</text:span><text:span text:style-name="T2"> </text:span><text:span text:style-name="T5">The main p</text:span><text:span text:style-name="T6">rinciple</text:span><text:span text:style-name="T5"> of V2V is to </text:span><text:span text:style-name="T6">identify so called “transferable variable” pairs </text:span><text:span text:style-name="T18">and train a model</text:span><text:span text:style-name="T6"> for each pair to translate one variable sequence to another as accurate</text:span><text:span text:style-name="T19">ly</text:span><text:span text:style-name="T6"> as possible. The process consists of three main </text:span><text:span text:style-name="T18">stages</text:span><text:span text:style-name="T6">. </text:span><text:span text:style-name="T18">Feature Learning, Translation Graph Construction and Variable Translation.</text:span></text:p>
      <text:p text:style-name="P9"><text:span text:style-name="T7"><text:tab/></text:span><text:span text:style-name="T8">To define two variables as similar, there needs to be a</text:span><text:span text:style-name="T10"> comparison metric </text:span><text:span text:style-name="T14">first</text:span><text:span text:style-name="T8">. </text:span><text:span text:style-name="T9">So, in the feature learning stage, Convolutional Neural Networks are used to understand </text:span><text:span text:style-name="T10">and quantify the variable characteristics.</text:span><text:span text:style-name="T9"> </text:span><text:span text:style-name="T10">The specific architecture used is a U-Net </text:span><text:span text:style-name="T11">consisting of an encoding and a decoding path. The U-Net </text:span><text:span text:style-name="T10">takes all </text:span><text:span text:style-name="T14">the </text:span><text:span text:style-name="T10">time points of all </text:span><text:span text:style-name="T14">the </text:span><text:span text:style-name="T10">variables as input</text:span><text:span text:style-name="T16"> and </text:span><text:span text:style-name="T11">encodes them into features</text:span><text:span text:style-name="T10">. </text:span><text:span text:style-name="T14">T</text:span><text:span text:style-name="T11">hen</text:span><text:span text:style-name="T10"> </text:span><text:span text:style-name="T11">using those learned features, </text:span><text:span text:style-name="T14">it </text:span><text:span text:style-name="T11">tries to </text:span><text:span text:style-name="T10">reconstruct all </text:span><text:span text:style-name="T11">the variables</text:span><text:span text:style-name="T10"> as output. </text:span><text:span text:style-name="T11">The better a model can reconstruct variables based on learned features, more representative those features become. </text:span><text:span text:style-name="T12">These features are then projected onto a 2D space via t-SNE to </text:span><text:span text:style-name="T16">visually </text:span><text:span text:style-name="T12">compare the </text:span><text:span text:style-name="T17">features</text:span><text:span text:style-name="T16"> and cluster similar varia</text:span><text:span text:style-name="T17">bles in transferable variable groups.</text:span></text:p>
      <text:p text:style-name="P11"><text:span text:style-name="T11"><text:tab/></text:span><text:span text:style-name="T12">In the Translation Graph Construction stage, they define a transferable difficulty </text:span><text:span text:style-name="T17">(TD)</text:span><text:span text:style-name="T12"> of a variable </text:span><text:span text:style-name="T17">i</text:span><text:span text:style-name="T12"> conditioned on a variable </text:span><text:span text:style-name="T17">j</text:span><text:span text:style-name="T12"> using Kullback-Leibler divergence. </text:span><text:span text:style-name="T17">They consider a pair for translation if it surpasses a distance threshold in the feature latent representation.</text:span><text:span text:style-name="T12"> </text:span><text:span text:style-name="T15">Then TDs are compared </text:span><text:span text:style-name="T12">to determine the source and target, </text:span><text:span text:style-name="T14">i.e the direction</text:span><text:span text:style-name="T12"> </text:span><text:span text:style-name="T14">of the translation for</text:span><text:span text:style-name="T12"> every pair in a given transferable variable group. </text:span><text:span text:style-name="T17">A lower transferable difficulty of a variable I conditioned on a variable j would mean that j is more suitable as a source since it can be translated easier to I.</text:span><text:span text:style-name="T13"> Based on this algorithm a </text:span><text:span text:style-name="T14">translation </text:span><text:span text:style-name="T13">graph is constructed.</text:span></text:p>
      <text:p text:style-name="P13"><text:tab/>Lastly, in the variable translation stage, <text:span text:style-name="T19">additional </text:span>CNN<text:span text:style-name="T19">s</text:span> <text:span text:style-name="T19">are</text:span> utilized to learn the mapping between the source and the target variable.</text:p>
      <text:p text:style-name="P7"/>
      <text:p text:style-name="P3">B) Shortcomings of V2V with respect to correlation/similarity analysis</text:p>
      <text:p text:style-name="P3"/>
      <text:p text:style-name="P4"><text:tab/><text:span text:style-name="T22">In their work, </text:span><text:span text:style-name="T21">Han et. al </text:span><text:span text:style-name="T22">show that their method achieves higher translation accuracy than selected conventional methods. </text:span><text:span text:style-name="T24">S</text:span><text:span text:style-name="T22">ince translation accuracy</text:span><text:span text:style-name="T43"> depends </text:span><text:span text:style-name="T22">on </text:span><text:span text:style-name="T24">finding</text:span><text:span text:style-name="T22"> the most similar parameters, </text:span><text:span text:style-name="T24">the feature learning stage </text:span><text:span text:style-name="T43">must </text:span><text:span text:style-name="T24">be extracting </text:span><text:span text:style-name="T43">relevant</text:span><text:span text:style-name="T24"> features</text:span><text:span text:style-name="T22">. </text:span><text:span text:style-name="T23">This </text:span><text:span text:style-name="T24">further</text:span><text:span text:style-name="T23"> suggests that</text:span><text:span text:style-name="T22"> V2V </text:span><text:span text:style-name="T23">can</text:span><text:span text:style-name="T24"> prove useful</text:span><text:span text:style-name="T22"> in analyzing parameter correlations.</text:span><text:span text:style-name="T24"> </text:span><text:span text:style-name="T22">However </text:span><text:span text:style-name="T23">V2V still poses shortcomings regarding </text:span><text:span text:style-name="T24">the </text:span><text:span text:style-name="T23">extensiveness of the </text:span><text:span text:style-name="T24">correlation analysis</text:span><text:span text:style-name="T23"> and also the reproducibility of the results.</text:span></text:p>
      <text:p text:style-name="P5"><text:span text:style-name="T23"><text:tab/>First of all, </text:span><text:span text:style-name="T24">V2V is limited to identifying similar pairs, and does not consider multi-parameter relations. </text:span><text:span text:style-name="T25">All parameters are put through one feature learning model and the extracted features are projected into 2D space by t-SNE. </text:span><text:span text:style-name="T48">Not only are the models not specialized enough, but the individual model does not even have a tuning process to examine different input-output combinations.</text:span><text:span text:style-name="T25"> Also, the comparison is based on the pairwise similarity matrix produced via t-SNE. </text:span><text:span text:style-name="T27">But t</text:span><text:span text:style-name="T26">he low-dimensional projections t-SNE produces </text:span><text:span text:style-name="T48">vary depending </text:span><text:span text:style-name="T26">on hyper-parameters and weight initializations. </text:span><text:span text:style-name="T27">As a result</text:span><text:span text:style-name="T26">, </text:span><text:span text:style-name="T27">t</text:span><text:span text:style-name="T26">he matching of the similar pairs are not consisten</text:span><text:span text:style-name="T48">t. </text:span><text:span text:style-name="T26">(Farokhmanesh)</text:span></text:p>
      <text:p text:style-name="P5"><text:span text:style-name="T26"><text:tab/></text:span><text:span text:style-name="T27">(More on the shortcomings wrt. correlation analysis.)</text:span></text:p>
      <text:p text:style-name="P5"><text:span text:style-name="T26"><text:tab/></text:span><text:span text:style-name="T27">(We don’t really care about the cycles occurring in the Translation Graph, because that is important only for determining translation models.)</text:span></text:p>
      <text:p text:style-name="P12"><text:soft-page-break/><text:span text:style-name="T56"/></text:p>
      <text:p text:style-name="P12"><text:span text:style-name="T56"/></text:p>
      <text:p text:style-name="P12"><text:span text:style-name="T56">4</text:span><text:span text:style-name="T57">- </text:span><text:span text:style-name="T56">MODELS AND METHODS</text:span></text:p>
      <text:p text:style-name="P6"/>
      <text:p text:style-name="P21"><text:tab/><text:span text:style-name="T29">The motivation of this work is to analyze parameter relations in MTVD. Since t</text:span><text:span text:style-name="T28">he initial </text:span><text:span text:style-name="T45">feature learning</text:span><text:span text:style-name="T28"> </text:span><text:span text:style-name="T29">U-Net</text:span><text:span text:style-name="T28"> suggested by Han et. al is efficient in </text:span><text:span text:style-name="T29">extracting features</text:span><text:span text:style-name="T28">, </text:span><text:span text:style-name="T29">we decide to </text:span><text:span text:style-name="T28">u</text:span><text:span text:style-name="T29">tilize</text:span><text:span text:style-name="T28"> </text:span><text:span text:style-name="T29">it for our work. However, </text:span><text:span text:style-name="T44">we propose different model structures and </text:span><text:span text:style-name="T45">apply </text:span><text:span text:style-name="T47">other</text:span><text:span text:style-name="T45"> </text:span><text:span text:style-name="T30">methods to analyze</text:span><text:span text:style-name="T29"> the</text:span><text:span text:style-name="T44"> param</text:span><text:span text:style-name="T45">e</text:span><text:span text:style-name="T44">ter features and correlations.</text:span></text:p>
      <text:p text:style-name="P21"><text:span text:style-name="T29"/></text:p>
      <text:p text:style-name="P23"/>
      <text:p text:style-name="P23">a) Many-to-many and Many-to-one models</text:p>
      <text:p text:style-name="P23"/>
      <text:p text:style-name="P23"><text:tab/><text:span text:style-name="T20">Th</text:span><text:span text:style-name="T30">e U-Net in the V2V framework is a many-to-many network, which takes all parameters as inputs and reconstruct</text:span><text:span text:style-name="T38">s</text:span><text:span text:style-name="T30"> all of them as outputs. </text:span><text:span text:style-name="T41">As an alternative,</text:span><text:span text:style-name="T31"> we </text:span><text:span text:style-name="T30">extend</text:span><text:span text:style-name="T38"> it</text:span><text:span text:style-name="T30"> to multiple </text:span><text:span text:style-name="T38">U-Nets as</text:span><text:span text:style-name="T30"> many-to-one networks to further specialize the prediction procedure. </text:span><text:span text:style-name="T38">For n given parameters, n different U-Nets each with n-1 inputs and the one remaining parameter as output is observed. </text:span><text:span text:style-name="T39">Since the many-to-many model has full information about every parameter, </text:span><text:span text:style-name="T42">we suspect it </text:span><text:span text:style-name="T39">might not fully represent the inter-parameter relations. On the other hand, Many-to-one models can not ‘cheat’ by just looking at the output’s already given information when reconstructing them. Also, </text:span><text:span text:style-name="T40">many-to-one networks</text:span><text:span text:style-name="T39"> focus on one parameter. </text:span><text:span text:style-name="T40">So, in each model </text:span><text:span text:style-name="T45">extracted features </text:span><text:span text:style-name="T46">of input parameters will vary based on the output.</text:span><text:span text:style-name="T45"> Later on, w</text:span><text:span text:style-name="T20">e </text:span><text:span text:style-name="T45">apply our </text:span><text:span text:style-name="T20">analysis methods on both models and compare them.</text:span></text:p>
      <text:p text:style-name="P23"><text:span text:style-name="T20"/></text:p>
      <text:p text:style-name="P24">b) Climatology as a benchmark</text:p>
      <text:p text:style-name="P24"/>
      <text:p text:style-name="P18"><text:span text:style-name="T55"><text:tab/>As a performance benchmark, we use </text:span><text:span text:style-name="T59">Climatology</text:span><text:span text:style-name="T55">, which is a simple and conventional prediction metho</text:span>d. <text:span text:style-name="T59">In </text:span><text:span text:style-name="T55">climatology, </text:span><text:span text:style-name="T59">the</text:span><text:span text:style-name="T55"> prediction for a particular time interval (week, month) is the mean over all training samples that fall into that particular interval. We observe weekly and monthly climatology predictions and compare them to the U-Net predictions. </text:span><text:span text:style-name="T59">(Some more descriptions required here)</text:span></text:p>
      <text:p text:style-name="P18"/>
      <text:p text:style-name="P26">c) Dropout Analysis</text:p>
      <text:p text:style-name="P18"/>
      <text:p text:style-name="P18"><text:tab/><text:span text:style-name="T60">Identifying similar parameters relies on an efficient evaluation of the prediction quality of different input combinations. If there was an efficient way to measure the contribution of each parameter subset to the prediction of an output, then the correlation analysis would </text:span><text:span text:style-name="T61">improve a lot.</text:span></text:p>
      <text:p text:style-name="P18"><text:tab/> <text:span text:style-name="T61">The most intuitive idea would be to train individual models for every input subset. Then each model would fully represent the prediction performance of different subsets. Yet, this approach becomes impractical very quickly, since for a </text:span><text:span text:style-name="T64">dataset </text:span><text:span text:style-name="T61">with n </text:span><text:span text:style-name="T64">input</text:span><text:span text:style-name="T61"> parameters, there are 2^n subsets and that many models to train.</text:span></text:p>
      <text:p text:style-name="P18"/>
      <text:p text:style-name="P18"><text:tab/><text:span text:style-name="T61">To overcome this problem, we </text:span><text:span text:style-name="T62">utilize </text:span><text:span text:style-name="T61">a method </text:span><text:span text:style-name="T64">which</text:span><text:span text:style-name="T61"> evaluate</text:span><text:span text:style-name="T64">s</text:span><text:span text:style-name="T61"> the prediction quality of each subset u</text:span><text:span text:style-name="T64">tilizing</text:span><text:span text:style-name="T61"> only one model. When evaluating the denoising quality of different feature subsets, Zhang et al. Propose a model called “probe denoiser”. This probe model is trained with </text:span><text:span text:style-name="T64">the</text:span><text:span text:style-name="T61"> complete parameter set as input. However, during evaluation certain input parameters </text:span><text:span text:style-name="T63">can be omitted </text:span><text:span text:style-name="T62">to observe the effect of any input subset to the </text:span><text:span text:style-name="T63">denoising </text:span><text:span text:style-name="T62">quality. </text:span></text:p>
      <text:p text:style-name="P18"><text:tab/><text:span text:style-name="T62">But directly ignoring an input channel </text:span><text:span text:style-name="T63">during evaluation</text:span><text:span text:style-name="T62"> is not ideal for the comparison of the measured </text:span><text:span text:style-name="T63">prediction</text:span><text:span text:style-name="T62"> qualities, since smaller input subsets will be out of distribution</text:span><text:span text:style-name="T63">(what exactly does that mean?)</text:span><text:span text:style-name="T62"> </text:span><text:span text:style-name="T63">for the prediction. That is because the model trains on the full set.</text:span></text:p>
      <text:p text:style-name="P18"><text:tab/><text:span text:style-name="T63">So, Zhang. Et al. Suggests to apply random dropout to the input parameters during training. For each training sample, each input parameter </text:span><text:span text:style-name="T64">is disabled </text:span><text:span text:style-name="T63">with a predefined probability. They later show that the p</text:span><text:span text:style-name="T64">erformance of subsets using the probe denoiser trained with dropout correlates well with the specialized denoiser for that subset, whereas the denoiser trained without dropout does not. </text:span><text:soft-page-break/><text:span text:style-name="T64">As a result we will make use of this method to efficiently evaluate the contribution of each input subset to the prediction quality.</text:span></text:p>
      <text:p text:style-name="P18"/>
      <text:p text:style-name="P27">c.1) Gaussian Dropout <text:span text:style-name="T65">(WHY GAUSSIAN AT THE FIRST PLACE?, </text:span><text:span text:style-name="T66">because in the case of standard dropout training the dropout weights are not continious, meaning that some variables are fully ignored. However having an evenly distributed continious dropout weights improves the correlation of prediction quality to the models trained with specific input subsets</text:span><text:span text:style-name="T65">)</text:span></text:p>
      <text:p text:style-name="P27"/>
      <text:p text:style-name="P28"><text:tab/><text:span text:style-name="T49">For training the noisy models, we decide to apply dropout with multiplicative Gaussian noise in a two-stage sampling procedure.</text:span></text:p>
      <text:p text:style-name="P29"><text:span text:style-name="T20">First, for each channel and each sample, we sample a tensor p of random values uniformly distributed in (0,1). Meaning, for n input parameters, the tensor has n entries, which represent the dropout rates </text:span><text:span text:style-name="T50">for each of the parameters. Then we compute alpha = p / (1-p) which is used to adjust the noise amplitude.</text:span></text:p>
      <text:p text:style-name="P29"><text:span text:style-name="T50"><text:tab/></text:span><text:span text:style-name="T51">So, the</text:span><text:span text:style-name="T50"> multiplicative weights </text:span><text:span text:style-name="T51">are </text:span><text:span text:style-name="T52">as follows</text:span><text:span text:style-name="T51">: w_i = theta_i + theta_i * sqrt(alpha) * x_i. </text:span><text:span text:style-name="T52">The weights are parametrized by the variable theta_i, which we set to be constant and equal to 1. </text:span><text:span text:style-name="T51">X_i is the Gaussian noise field sampled from a standard normal distribution N(0,1). </text:span><text:span text:style-name="T52">Thus, to e</text:span><text:span text:style-name="T51">ach training sample a random gaussian dropout </text:span><text:span text:style-name="T52">is applied.</text:span></text:p>
      <text:p text:style-name="P29"><text:span text:style-name="T52"/></text:p>
      <text:p text:style-name="P30"><text:span text:style-name="T20">In the evaluation stage, one can then tune the the dropout rates of each input parameter to apply the desired amount of noise. A higher p value would lead to a higher alpha which would increase the amount of noise added. The lower the p, the lower the noise. The higher the noise for a specific input, the less access the model has to the information of that parameter. </text:span></text:p>
      <text:p text:style-name="P30"><text:span text:style-name="T20"/></text:p>
      <text:p text:style-name="P31"><text:span text:style-name="T20">What </text:span><text:span text:style-name="T53">we wish</text:span><text:span text:style-name="T20"> to observe </text:span><text:span text:style-name="T53">is then </text:span><text:span text:style-name="T20">the reconstruction accuracy of the models as a function of the noise level </text:span><text:span text:style-name="T53">of the different input channels. The extremes cases where the noise of all parameters but one are set to high are also interesting, as the model is forced to rely on certain inputs to predict, which </text:span><text:span text:style-name="T54">makes</text:span><text:span text:style-name="T53"> </text:span><text:span text:style-name="T54">individual</text:span><text:span text:style-name="T53"> contribution</text:span><text:span text:style-name="T54">s</text:span><text:span text:style-name="T53"> </text:span><text:span text:style-name="T54">more evident.</text:span></text:p>
      <text:p text:style-name="P31"><text:span text:style-name="T53"/></text:p>
      <text:p text:style-name="P31"><text:span text:style-name="T67">(This is maybe for the results section) </text:span><text:span text:style-name="T53">For validation, one would fix p to have particular values. Say we want to investigate parameter X, then it might be good to define p via two parameters P_X and P_Other: p = P_X for parameter X, and p = P_Other for all other parameters, and then to vary P_X and P_Other in experiments independently. This would allow to investigate how the model responds to changes in the noise level of parameter X, subject to different noise levels of the other parameters. I would expect that in the extreme cases of P_X ~ 0 (low noise) and P_Other ~ 1 (high noise), the model should mostly focus on parameter X, whereas for P_X ~ 1 and P_Other ~ 0 the model needs to rely on other parameters. For the intermediate cases, one can then see how the prediction accuracy changes in the tradeoff. For example, you can then define a grid of values P_X and P_Other, compute the average validation loss on noisy inputs (and the std of the losses) for all the combinations of P_X and P_Other, and show them as a heatmap in 2D, and compare the resulting heat maps for all the parameters.</text:span></text:p>
      <text:p text:style-name="P18"/>
      <text:p text:style-name="P18"/>
      <text:p text:style-name="P32">c.2) Manual Tuning vs. Self Tuning</text:p>
      <text:p text:style-name="P18"/>
      <text:p text:style-name="P18"/>
      <text:p text:style-name="P20"/>
      <text:p text:style-name="P18"/>
      <text:p text:style-name="P18"/>
      <text:p text:style-name="P18"/>
      <text:p text:style-name="P18"/>
      <text:p text:style-name="P18"><text:soft-page-break/></text:p>
      <text:p text:style-name="P18"/>
      <text:p text:style-name="P32">d) Gradient Analysis</text:p>
      <text:p text:style-name="P32"/>
      <text:p text:style-name="P32">e) Layer-wise Relevance Propagation</text:p>
      <text:p text:style-name="P32"/>
      <text:p text:style-name="P32"/>
      <text:p text:style-name="P32"/>
      <text:p text:style-name="P32">5- EXPERIMENT SETUP AND ARCHITECTUR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4- <text:span text:style-name="T58">MODEL ARCHITECTURE</text:span></text:p>
      <text:p text:style-name="P22"/>
      <text:p text:style-name="P22"><text:span text:style-name="T42">(This could be in the methods introduction and then the architecture would be after the methods, and then the experiment setup would come?)</text:span></text:p>
      <text:p text:style-name="P14"/>
      <text:p text:style-name="P15"/>
      <text:p text:style-name="P25">b) U-Net Model Architecture</text:p>
      <text:p text:style-name="P25"/>
      <text:p text:style-name="P25"><text:tab/><text:span text:style-name="T31">The U-Net is a convolutional neural network consisting of three parts. In the encoding path, input parameters are </text:span><text:span text:style-name="T32">scaled down</text:span><text:span text:style-name="T31"> in dimension to extract features. In the decoding path, extracted features are </text:span><text:span text:style-name="T32">scaled up in dimension to reconstruct the input parameters as outputs. In </text:span><text:span text:style-name="T34">the middle</text:span><text:span text:style-name="T32">, there is a bridge which transforms the learned features into a 1D vector and connects the both paths. </text:span><text:span text:style-name="T34">There are also skip connections between encoding and decoding path to minimize information loss. </text:span></text:p>
      <text:p text:style-name="P16"><text:tab/></text:p>
      <text:p text:style-name="P25"><text:span text:style-name="T32"><text:tab/>The encoding path has 3 Downscaling blocks. Each block is made up of a convolution </text:span><text:span text:style-name="T34">(Conv)</text:span><text:span text:style-name="T32"> and a following activation layer. Conv layers have a kernel size of 2 and a stride of 2 to </text:span><text:span text:style-name="T33">downscale the input dimension by half. Conv layers of the blocks have 64, 128, 256 filters in order. After each convolution, a ReLU activation is applied. Each Downscaling block results in a feature representation. In the bridge, </text:span><text:span text:style-name="T35">first, the input with 256 channels is reduced into a 1D vector and </text:span><text:span text:style-name="T36">then </text:span><text:span text:style-name="T35">a linear transformation </text:span><text:span text:style-name="T36">i</text:span><text:span text:style-name="T35">s applied. </text:span><text:span text:style-name="T36">The resulting 1D vector with 512 channels</text:span><text:span text:style-name="T35"> acts </text:span><text:span text:style-name="T33">as the fina</text:span><text:span text:style-name="T35">l</text:span><text:span text:style-name="T33"> feature representation</text:span><text:span text:style-name="T35">.</text:span><text:span text:style-name="T33"> </text:span><text:span text:style-name="T36">To forward it to the decoding path,</text:span><text:span text:style-name="T35"> another linear transformation is applied and </text:span><text:span text:style-name="T36">the </text:span><text:span text:style-name="T35">1D vector is res</text:span><text:span text:style-name="T36">haped</text:span><text:span text:style-name="T35"> back to 2D with 256 channels</text:span><text:span text:style-name="T33">.</text:span></text:p>
      <text:p text:style-name="P17"/>
      <text:p text:style-name="P25"><text:soft-page-break/><text:span text:style-name="T33"><text:tab/>The decoding path applies </text:span><text:span text:style-name="T38">4</text:span><text:span text:style-name="T33"> Upscaling blocks, each of which consisting of a Deconvolution (DeConv) layer followed by a Conv layer. </text:span><text:span text:style-name="T38">First three </text:span><text:span text:style-name="T33">DeConv layers have respectively 256, 128, 64 filters. They </text:span><text:span text:style-name="T34">each </text:span><text:span text:style-name="T33">upscale the </text:span><text:span text:style-name="T34">feature</text:span><text:span text:style-name="T33"> dimensions by a factor of two. After each De</text:span><text:span text:style-name="T34">c</text:span><text:span text:style-name="T33">onv</text:span><text:span text:style-name="T34">olution</text:span><text:span text:style-name="T33"> the</text:span><text:span text:style-name="T34"> feature results from the encoding path with </text:span><text:span text:style-name="T36">the </text:span><text:span text:style-name="T34">corresponding 256, 128, 64 channels are concatenated with the Deconvolution results. This concatenated result is put into a convolution which reduces its channels by half again. </text:span><text:span text:style-name="T36">The convolutions in the Upscaling blocks have 3 kernels and a padding of 1 to retain the resolution. </text:span><text:span text:style-name="T38">In the last Upscaling block,</text:span><text:span text:style-name="T37"> 64 channels are reduced into the number of parameters to be reconstructed. </text:span><text:span text:style-name="T38">After the last block, the output dimensions are the same as the original input dimensions. Throughout the decoding path, </text:span><text:span text:style-name="T37">a ReLU activation is applied </text:span><text:span text:style-name="T38">after every DeConv and Conv layer</text:span><text:span text:style-name="T37"> except the last Conv layer which has no activation.</text:span></text:p>
      <text:p text:style-name="P25"><text:span text:style-name="T37"><text:tab/></text:span><text:span text:style-name="T38">(A figure of the architecture should be shared he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1:47:12.624920041</meta:creation-date>
    <meta:generator>LibreOffice/7.3.6.2$Linux_X86_64 LibreOffice_project/30$Build-2</meta:generator>
    <dc:date>2023-02-01T21:43:07.820363342</dc:date>
    <meta:editing-duration>PT34M17S</meta:editing-duration>
    <meta:editing-cycles>9</meta:editing-cycles>
    <meta:document-statistic meta:table-count="0" meta:image-count="0" meta:object-count="0" meta:page-count="5" meta:paragraph-count="44" meta:word-count="2084" meta:character-count="12940" meta:non-whitespace-character-count="10870"/>
  </office:meta>
</office:document-meta>
</file>